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11600000116018029D63F11F837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Verdana1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014in" style:rel-column-width="16659*"/>
    </style:style>
    <style:style style:name="Table1.B" style:family="table-column">
      <style:table-column-properties style:column-width="4.9917in" style:rel-column-width="48876*"/>
    </style:style>
    <style:style style:name="Table1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6in" style:rel-column-width="7989*"/>
    </style:style>
    <style:style style:name="Table2.B" style:family="table-column">
      <style:table-column-properties style:column-width="4.7486in" style:rel-column-width="46495*"/>
    </style:style>
    <style:style style:name="Table2.C" style:family="table-column">
      <style:table-column-properties style:column-width="1.1285in" style:rel-column-width="11051*"/>
    </style:style>
    <style:style style:name="Table2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99ccff" fo:padding="0.0382in" fo:border="0.0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6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2.C36" style:family="table-cell" style:data-style-name="N0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c73ce"/>
    </style:style>
    <style:style style:name="P2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cc764"/>
    </style:style>
    <style:style style:name="P3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e53f2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ef766"/>
    </style:style>
    <style:style style:name="P5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0ee0302" style:font-name-asian="Verdana2" style:font-size-asian="8pt" style:font-name-complex="Verdana2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end" style:justify-single-word="false">
        <style:tab-stops/>
      </style:paragraph-properties>
    </style:style>
    <style:style style:name="P8" style:family="paragraph" style:parent-style-name="Standard">
      <style:text-properties officeooo:paragraph-rsid="022073ca"/>
    </style:style>
    <style:style style:name="P9" style:family="paragraph" style:parent-style-name="Mobica_20_Table_20_Header_20_Left">
      <style:text-properties officeooo:rsid="00048948" officeooo:paragraph-rsid="00048948"/>
    </style:style>
    <style:style style:name="P10" style:family="paragraph" style:parent-style-name="Mobica_20_Table_20_Header_20_Left">
      <style:text-properties officeooo:rsid="00e494f7" officeooo:paragraph-rsid="00e494f7"/>
    </style:style>
    <style:style style:name="P11" style:family="paragraph" style:parent-style-name="Mobica_20_Table_20_Header_20_Left">
      <style:text-properties officeooo:rsid="0103a0f5" officeooo:paragraph-rsid="0103a0f5"/>
    </style:style>
    <style:style style:name="P12" style:family="paragraph" style:parent-style-name="Mobica_20_Table_20_Header_20_Left">
      <style:text-properties officeooo:rsid="010ba1d9" officeooo:paragraph-rsid="010ba1d9"/>
    </style:style>
    <style:style style:name="P13" style:family="paragraph" style:parent-style-name="Mobica_20_Table_20_Header_20_Left">
      <style:text-properties officeooo:rsid="0151afbe" officeooo:paragraph-rsid="0151afbe"/>
    </style:style>
    <style:style style:name="P14" style:family="paragraph" style:parent-style-name="Mobica_20_Heading_20_1">
      <style:text-properties officeooo:rsid="00e494f7" officeooo:paragraph-rsid="00e494f7"/>
    </style:style>
    <style:style style:name="P15" style:family="paragraph" style:parent-style-name="Mobica_20_Table_20_Cell">
      <style:text-properties officeooo:rsid="00e494f7" officeooo:paragraph-rsid="00e494f7"/>
    </style:style>
    <style:style style:name="P16" style:family="paragraph" style:parent-style-name="Mobica_20_Table_20_Cell">
      <style:text-properties officeooo:rsid="0151afbe" officeooo:paragraph-rsid="0151afbe"/>
    </style:style>
    <style:style style:name="P17" style:family="paragraph" style:parent-style-name="Mobica_20_Table_20_Cell">
      <style:text-properties officeooo:rsid="01af2c94" officeooo:paragraph-rsid="01f4d2dc"/>
    </style:style>
    <style:style style:name="P18" style:family="paragraph" style:parent-style-name="Mobica_20_Table_20_Cell">
      <style:text-properties officeooo:rsid="02167cb7" officeooo:paragraph-rsid="02167cb7"/>
    </style:style>
    <style:style style:name="P19" style:family="paragraph" style:parent-style-name="Mobica_20_Table_20_Cell">
      <style:text-properties officeooo:rsid="015405f9" officeooo:paragraph-rsid="02206c46"/>
    </style:style>
    <style:style style:name="P20" style:family="paragraph" style:parent-style-name="Mobica_20_Table_20_Cell">
      <style:text-properties officeooo:paragraph-rsid="022073ca"/>
    </style:style>
    <style:style style:name="P21" style:family="paragraph" style:parent-style-name="Mobica_20_Table_20_Header">
      <style:text-properties officeooo:rsid="011668ac" officeooo:paragraph-rsid="0116c48f"/>
    </style:style>
    <style:style style:name="P22" style:family="paragraph" style:parent-style-name="Mobica_20_Table_20_Header">
      <loext:graphic-properties draw:fill="solid" draw:fill-color="#99ccff" draw:opacity="100%"/>
      <style:paragraph-properties fo:background-color="#99ccff"/>
      <style:text-properties officeooo:rsid="011668ac" officeooo:paragraph-rsid="0116c48f"/>
    </style:style>
    <style:style style:name="P23" style:family="paragraph" style:parent-style-name="Mobica_20_Table_20_Header">
      <style:paragraph-properties fo:text-align="end" style:justify-single-word="false"/>
      <style:text-properties officeooo:rsid="011668ac" officeooo:paragraph-rsid="0116c48f"/>
    </style:style>
    <style:style style:name="P24" style:family="paragraph" style:parent-style-name="Mobica_20_Table_20_Header">
      <style:paragraph-properties fo:text-align="end" style:justify-single-word="false"/>
      <style:text-properties officeooo:rsid="0116c48f" officeooo:paragraph-rsid="0116c48f"/>
    </style:style>
    <style:style style:name="P25" style:family="paragraph" style:parent-style-name="Mobica_20_Table_20_Header">
      <style:paragraph-properties fo:text-align="end" style:justify-single-word="false"/>
      <style:text-properties officeooo:rsid="01455bc2"/>
    </style:style>
    <style:style style:name="P26" style:family="paragraph" style:parent-style-name="Mobica_20_Heading_20_2">
      <style:text-properties officeooo:rsid="011668ac" officeooo:paragraph-rsid="011668ac"/>
    </style:style>
    <style:style style:name="P27" style:family="paragraph" style:parent-style-name="Mobica_20_Heading_20_2">
      <style:text-properties officeooo:rsid="0116c48f" officeooo:paragraph-rsid="0116c48f"/>
    </style:style>
    <style:style style:name="P28" style:family="paragraph" style:parent-style-name="Mobica_20_Default" style:list-style-name="L1">
      <style:text-properties officeooo:paragraph-rsid="01199736"/>
    </style:style>
    <style:style style:name="P29" style:family="paragraph" style:parent-style-name="Mobica_20_Default" style:list-style-name="L1">
      <style:text-properties officeooo:rsid="012f65de" officeooo:paragraph-rsid="012f65de"/>
    </style:style>
    <style:style style:name="T1" style:family="text">
      <style:text-properties fo:color="#333333" style:font-name="Verdana2" fo:font-size="8pt" style:font-name-asian="Verdana2" style:font-size-asian="8pt" style:font-name-complex="Verdana2"/>
    </style:style>
    <style:style style:name="T2" style:family="text">
      <style:text-properties fo:color="#333333" style:font-name="Verdana2" fo:font-size="8pt" officeooo:rsid="00ec73ce" style:font-name-asian="Verdana2" style:font-size-asian="8pt" style:font-name-complex="Verdana2"/>
    </style:style>
    <style:style style:name="T3" style:family="text">
      <style:text-properties officeooo:rsid="01ffaabb"/>
    </style:style>
    <style:style style:name="T4" style:family="text">
      <style:text-properties officeooo:rsid="01908a03"/>
    </style:style>
    <style:style style:name="T5" style:family="text">
      <style:text-properties officeooo:rsid="010cf7fd"/>
    </style:style>
    <style:style style:name="T6" style:family="text">
      <style:text-properties officeooo:rsid="0116c48f"/>
    </style:style>
    <style:style style:name="T7" style:family="text">
      <style:text-properties fo:font-weight="bold" officeooo:rsid="0116c48f" style:font-weight-asian="bold" style:font-weight-complex="bold"/>
    </style:style>
    <style:style style:name="T8" style:family="text">
      <style:text-properties fo:font-weight="bold" officeooo:rsid="02206c46" style:font-weight-asian="bold" style:font-weight-complex="bold"/>
    </style:style>
    <style:style style:name="T9" style:family="text">
      <style:text-properties officeooo:rsid="0151afbe"/>
    </style:style>
    <style:style style:name="T10" style:family="text">
      <style:text-properties fo:font-variant="normal" fo:text-transform="none" style:font-name="Verdana1" fo:font-size="10pt" fo:font-style="normal" fo:font-weight="normal" officeooo:rsid="014738d9"/>
    </style:style>
    <style:style style:name="T11" style:family="text">
      <style:text-properties fo:font-variant="normal" fo:text-transform="none" style:font-name="Verdana1" fo:font-size="10pt" fo:font-style="normal" fo:font-weight="normal" officeooo:rsid="01763394"/>
    </style:style>
    <style:style style:name="T12" style:family="text">
      <style:text-properties fo:font-variant="normal" fo:text-transform="none" fo:color="#000000" style:font-name="Verdana1" fo:font-size="10pt" fo:letter-spacing="normal" fo:font-style="normal" fo:font-weight="normal" officeooo:rsid="01763394"/>
    </style:style>
    <style:style style:name="T13" style:family="text">
      <style:text-properties officeooo:rsid="01a996cf"/>
    </style:style>
    <style:style style:name="T14" style:family="text">
      <style:text-properties officeooo:rsid="020a01e7"/>
    </style:style>
    <style:style style:name="T15" style:family="text">
      <style:text-properties officeooo:rsid="022073ca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title>Mobica OpenNESS Sprint Commitment (WW40-WW41)</text:titl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Client</text:p>
          </table:table-cell>
          <table:table-cell table:style-name="Table1.B1" office:value-type="string">
            <text:p text:style-name="Mobica_20_Table_20_Cell">INTEL</text:p>
          </table:table-cell>
        </table:table-row>
        <table:table-row>
          <table:table-cell table:style-name="Table1.A2" office:value-type="string">
            <text:p text:style-name="P9">Project</text:p>
          </table:table-cell>
          <table:table-cell table:style-name="Table1.B2" office:value-type="string">
            <text:p text:style-name="P18">OpenNESS</text:p>
          </table:table-cell>
        </table:table-row>
        <table:table-row>
          <table:table-cell table:style-name="Table1.A2" office:value-type="string">
            <text:p text:style-name="P11">Sprint Weeks</text:p>
          </table:table-cell>
          <table:table-cell table:style-name="Table1.B3" office:value-type="string">
            <text:p text:style-name="P19">W<text:span text:style-name="T13">W40</text:span>-WW<text:span text:style-name="T15">41</text:span></text:p>
          </table:table-cell>
        </table:table-row>
        <table:table-row>
          <table:table-cell table:style-name="Table1.A2" office:value-type="string">
            <text:p text:style-name="P11">Sprint Duration</text:p>
          </table:table-cell>
          <table:table-cell table:style-name="Table1.B5" office:value-type="string">
            <text:p text:style-name="P20"><text:span text:style-name="T12">2019-09-30</text:span><text:span text:style-name="T10"> to </text:span><text:span text:style-name="T11">2019-10-11</text:span></text:p>
          </table:table-cell>
        </table:table-row>
        <table:table-row>
          <table:table-cell table:style-name="Table1.A2" office:value-type="string">
            <text:p text:style-name="P12"><text:span text:style-name="T5">Sprint </text:span>Workdays</text:p>
          </table:table-cell>
          <table:table-cell table:style-name="Table1.B5" office:value-type="string">
            <text:p text:style-name="P17">1<text:span text:style-name="T14">0</text:span></text:p>
          </table:table-cell>
        </table:table-row>
        <table:table-row>
          <table:table-cell table:style-name="Table1.A2" office:value-type="string">
            <text:p text:style-name="P13">Report Author</text:p>
          </table:table-cell>
          <table:table-cell table:style-name="Table1.B6" office:value-type="string">
            <text:p text:style-name="P16">Dariusz Walczak</text:p>
          </table:table-cell>
        </table:table-row>
        <table:table-row>
          <table:table-cell table:style-name="Table1.A2" office:value-type="string">
            <text:p text:style-name="P10">Report <text:span text:style-name="T9">Date</text:span></text:p>
          </table:table-cell>
          <table:table-cell table:style-name="Table1.B7" office:value-type="string">
            <text:p text:style-name="P15"><text:date style:data-style-name="N121" text:date-value="2020-01-21T07:23:59.672820456">21.01.2020</text:date></text:p>
          </table:table-cell>
        </table:table-row>
      </table:table>
      <text:p text:style-name="P27">Summary</text:p>
      <text:list xml:id="list2486860675" text:style-name="L1">
        <text:list-item>
          <text:p text:style-name="P28"><text:span text:style-name="T7">The total number of committed story points is </text:span><text:span text:style-name="T8">84</text:span><text:span text:style-name="T6">.</text:span></text:p>
        </text:list-item>
        <text:list-item>
          <text:p text:style-name="P29">The sprint capacity is 176 story points.</text:p>
        </text:list-item>
      </text:list>
      <text:p text:style-name="P26">Commit<text:span text:style-name="T6">ted Task Lis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2">Task ID</text:p>
            </table:table-cell>
            <table:table-cell table:style-name="Table2.A1" office:value-type="string">
              <text:p text:style-name="P21">Task Title</text:p>
            </table:table-cell>
            <table:table-cell table:style-name="Table2.C1" office:value-type="string">
              <text:p text:style-name="P23">Story Points</text:p>
            </table:table-cell>
          </table:table-row>
        </table:table-header-rows>
        <table:table-row>
          <table:table-cell table:style-name="Table2.A2" office:value-type="string">
            <text:p text:style-name="P6">OP-1257</text:p>
          </table:table-cell>
          <table:table-cell table:style-name="Table2.A2" office:value-type="string">
            <text:p text:style-name="P6">ITP/2019/09/S3/5/6: Execute Proxy Test Suite</text:p>
          </table:table-cell>
          <table:table-cell table:style-name="Table2.C2" office:value-type="string">
            <text:p text:style-name="P7">6</text:p>
          </table:table-cell>
        </table:table-row>
        <table:table-row>
          <table:table-cell table:style-name="Table2.A2" office:value-type="string">
            <text:p text:style-name="P6">OP-1263</text:p>
          </table:table-cell>
          <table:table-cell table:style-name="Table2.A2" office:value-type="string">
            <text:p text:style-name="P6">ITP/2019/09/S4/5: Execute Kube-OVN Mode Traffic Flow Test Suite</text:p>
          </table:table-cell>
          <table:table-cell table:style-name="Table2.C2" office:value-type="string">
            <text:p text:style-name="P7">1</text:p>
          </table:table-cell>
        </table:table-row>
        <table:table-row>
          <table:table-cell table:style-name="Table2.A2" office:value-type="string">
            <text:p text:style-name="P6">OP-1325</text:p>
          </table:table-cell>
          <table:table-cell table:style-name="Table2.A2" office:value-type="string">
            <text:p text:style-name="P6">Implement EVA test suite file</text:p>
          </table:table-cell>
          <table:table-cell table:style-name="Table2.C2" office:value-type="string">
            <text:p text:style-name="P7">2</text:p>
          </table:table-cell>
        </table:table-row>
        <table:table-row>
          <table:table-cell table:style-name="Table2.A2" office:value-type="string">
            <text:p text:style-name="P6">OP-1326</text:p>
          </table:table-cell>
          <table:table-cell table:style-name="Table2.A2" office:value-type="string">
            <text:p text:style-name="P6">Design Docker API wrapper</text:p>
          </table:table-cell>
          <table:table-cell table:style-name="Table2.C2" office:value-type="string">
            <text:p text:style-name="P7">2</text:p>
          </table:table-cell>
        </table:table-row>
        <table:table-row>
          <table:table-cell table:style-name="Table2.A2" office:value-type="string">
            <text:p text:style-name="P6">OP-1327</text:p>
          </table:table-cell>
          <table:table-cell table:style-name="Table2.A2" office:value-type="string">
            <text:p text:style-name="P6">Design libvirt API wrapper</text:p>
          </table:table-cell>
          <table:table-cell table:style-name="Table2.C2" office:value-type="string">
            <text:p text:style-name="P7">2</text:p>
          </table:table-cell>
        </table:table-row>
        <table:table-row>
          <table:table-cell table:style-name="Table2.A2" office:value-type="string">
            <text:p text:style-name="P6">OP-1328</text:p>
          </table:table-cell>
          <table:table-cell table:style-name="Table2.A2" office:value-type="string">
            <text:p text:style-name="P6">Break down epic to tasks</text:p>
          </table:table-cell>
          <table:table-cell table:style-name="Table2.C2" office:value-type="string">
            <text:p text:style-name="P7">1</text:p>
          </table:table-cell>
        </table:table-row>
        <table:table-row>
          <table:table-cell table:style-name="Table2.A2" office:value-type="string">
            <text:p text:style-name="P6">OP-1329</text:p>
          </table:table-cell>
          <table:table-cell table:style-name="Table2.A2" office:value-type="string">
            <text:p text:style-name="P6">Implement Docker API wrapper</text:p>
          </table:table-cell>
          <table:table-cell table:style-name="Table2.C2" office:value-type="string">
            <text:p text:style-name="P7">3</text:p>
          </table:table-cell>
        </table:table-row>
        <table:table-row>
          <table:table-cell table:style-name="Table2.A2" office:value-type="string">
            <text:p text:style-name="P6">OP-1330</text:p>
          </table:table-cell>
          <table:table-cell table:style-name="Table2.A2" office:value-type="string">
            <text:p text:style-name="P6">Implement Libvirt API wrapper</text:p>
          </table:table-cell>
          <table:table-cell table:style-name="Table2.C2" office:value-type="string">
            <text:p text:style-name="P7">3</text:p>
          </table:table-cell>
        </table:table-row>
        <table:table-row>
          <table:table-cell table:style-name="Table2.A2" office:value-type="string">
            <text:p text:style-name="P6">OP-1331</text:p>
          </table:table-cell>
          <table:table-cell table:style-name="Table2.A2" office:value-type="string">
            <text:p text:style-name="P6">Implement Docker API wrapper mock for unit tests</text:p>
          </table:table-cell>
          <table:table-cell table:style-name="Table2.C2" office:value-type="string">
            <text:p text:style-name="P7">2</text:p>
          </table:table-cell>
        </table:table-row>
        <table:table-row>
          <table:table-cell table:style-name="Table2.A2" office:value-type="string">
            <text:p text:style-name="P6">OP-1332</text:p>
          </table:table-cell>
          <table:table-cell table:style-name="Table2.A2" office:value-type="string">
            <text:p text:style-name="P6">Implement Libvirt API wrapper mock for unit tests</text:p>
          </table:table-cell>
          <table:table-cell table:style-name="Table2.C2" office:value-type="string">
            <text:p text:style-name="P7">2</text:p>
          </table:table-cell>
        </table:table-row>
        <table:table-row>
          <table:table-cell table:style-name="Table2.A2" office:value-type="string">
            <text:p text:style-name="P6">OP-1339</text:p>
          </table:table-cell>
          <table:table-cell table:style-name="Table2.A2" office:value-type="string">
            <text:p text:style-name="P6">Review EVA test implementation</text:p>
          </table:table-cell>
          <table:table-cell table:style-name="Table2.C2" office:value-type="string">
            <text:p text:style-name="P7">2</text:p>
          </table:table-cell>
        </table:table-row>
        <table:table-row>
          <table:table-cell table:style-name="Table2.A2" office:value-type="string">
            <text:p text:style-name="P6">OP-1342</text:p>
          </table:table-cell>
          <table:table-cell table:style-name="Table2.A2" office:value-type="string">
            <text:p text:style-name="P6">Improve app_metadata Code Coverage</text:p>
          </table:table-cell>
          <table:table-cell table:style-name="Table2.C2" office:value-type="string">
            <text:p text:style-name="P7">4</text:p>
          </table:table-cell>
        </table:table-row>
        <table:table-row>
          <table:table-cell table:style-name="Table2.A2" office:value-type="string">
            <text:p text:style-name="P6">OP-1343</text:p>
          </table:table-cell>
          <table:table-cell table:style-name="Table2.A2" office:value-type="string">
            <text:p text:style-name="P6">Improve EDA Code Coverage</text:p>
          </table:table-cell>
          <table:table-cell table:style-name="Table2.C2" office:value-type="string">
            <text:p text:style-name="P7">6</text:p>
          </table:table-cell>
        </table:table-row>
        <table:table-row>
          <table:table-cell table:style-name="Table2.A2" office:value-type="string">
            <text:p text:style-name="P6">OP-1344</text:p>
          </table:table-cell>
          <table:table-cell table:style-name="Table2.A2" office:value-type="string">
            <text:p text:style-name="P6">Improve ELA Code Coverage</text:p>
          </table:table-cell>
          <table:table-cell table:style-name="Table2.C2" office:value-type="string">
            <text:p text:style-name="P7">6</text:p>
          </table:table-cell>
        </table:table-row>
        <table:table-row>
          <table:table-cell table:style-name="Table2.A2" office:value-type="string">
            <text:p text:style-name="P6">OP-1345</text:p>
          </table:table-cell>
          <table:table-cell table:style-name="Table2.A2" office:value-type="string">
            <text:p text:style-name="P6">Move all settings from build/deploy server to single place (common/vars)</text:p>
          </table:table-cell>
          <table:table-cell table:style-name="Table2.C2" office:value-type="string">
            <text:p text:style-name="P7">2</text:p>
          </table:table-cell>
        </table:table-row>
        <text:soft-page-break/>
        <table:table-row>
          <table:table-cell table:style-name="Table2.A2" office:value-type="string">
            <text:p text:style-name="P6">OP-1346</text:p>
          </table:table-cell>
          <table:table-cell table:style-name="Table2.A2" office:value-type="string">
            <text:p text:style-name="P6">Test new default.yml config in all scenarios (check links and whether changes are applied correctly)</text:p>
          </table:table-cell>
          <table:table-cell table:style-name="Table2.C2" office:value-type="string">
            <text:p text:style-name="P7">2</text:p>
          </table:table-cell>
        </table:table-row>
        <table:table-row>
          <table:table-cell table:style-name="Table2.A2" office:value-type="string">
            <text:p text:style-name="P6">OP-1350</text:p>
          </table:table-cell>
          <table:table-cell table:style-name="Table2.A2" office:value-type="string">
            <text:p text:style-name="P6">Test new proxy settings/config</text:p>
          </table:table-cell>
          <table:table-cell table:style-name="Table2.C2" office:value-type="string">
            <text:p text:style-name="P7">2</text:p>
          </table:table-cell>
        </table:table-row>
        <table:table-row>
          <table:table-cell table:style-name="Table2.A2" office:value-type="string">
            <text:p text:style-name="P6">OP-1355</text:p>
          </table:table-cell>
          <table:table-cell table:style-name="Table2.A2" office:value-type="string">
            <text:p text:style-name="P6">Set up clean environment</text:p>
          </table:table-cell>
          <table:table-cell table:style-name="Table2.C2" office:value-type="string">
            <text:p text:style-name="P7">2</text:p>
          </table:table-cell>
        </table:table-row>
        <table:table-row>
          <table:table-cell table:style-name="Table2.A2" office:value-type="string">
            <text:p text:style-name="P6">OP-1356</text:p>
          </table:table-cell>
          <table:table-cell table:style-name="Table2.A2" office:value-type="string">
            <text:p text:style-name="P6">Fix status for Kubernetes applications</text:p>
          </table:table-cell>
          <table:table-cell table:style-name="Table2.C2" office:value-type="string">
            <text:p text:style-name="P7">4</text:p>
          </table:table-cell>
        </table:table-row>
        <table:table-row>
          <table:table-cell table:style-name="Table2.A2" office:value-type="string">
            <text:p text:style-name="P6">OP-1357</text:p>
          </table:table-cell>
          <table:table-cell table:style-name="Table2.A2" office:value-type="string">
            <text:p text:style-name="P6">Create and perform test cases for K8s app's status</text:p>
          </table:table-cell>
          <table:table-cell table:style-name="Table2.C2" office:value-type="string">
            <text:p text:style-name="P7">1</text:p>
          </table:table-cell>
        </table:table-row>
        <table:table-row>
          <table:table-cell table:style-name="Table2.A2" office:value-type="string">
            <text:p text:style-name="P6">OP-1358</text:p>
          </table:table-cell>
          <table:table-cell table:style-name="Table2.A2" office:value-type="string">
            <text:p text:style-name="P6">Review fix of status for K8s applications</text:p>
          </table:table-cell>
          <table:table-cell table:style-name="Table2.C2" office:value-type="string">
            <text:p text:style-name="P7">1</text:p>
          </table:table-cell>
        </table:table-row>
        <table:table-row>
          <table:table-cell table:style-name="Table2.A2" office:value-type="string">
            <text:p text:style-name="P6">OP-1359</text:p>
          </table:table-cell>
          <table:table-cell table:style-name="Table2.A2" office:value-type="string">
            <text:p text:style-name="P6">Handle CRs from review of fix of status for K8s applications</text:p>
          </table:table-cell>
          <table:table-cell table:style-name="Table2.C2" office:value-type="string">
            <text:p text:style-name="P7">1</text:p>
          </table:table-cell>
        </table:table-row>
        <table:table-row>
          <table:table-cell table:style-name="Table2.A2" office:value-type="string">
            <text:p text:style-name="P6">OP-1360</text:p>
          </table:table-cell>
          <table:table-cell table:style-name="Table2.A2" office:value-type="string">
            <text:p text:style-name="P6">Handle Pull Requests Comments</text:p>
          </table:table-cell>
          <table:table-cell table:style-name="Table2.C2" office:value-type="string">
            <text:p text:style-name="P7">2</text:p>
          </table:table-cell>
        </table:table-row>
        <table:table-row>
          <table:table-cell table:style-name="Table2.A2" office:value-type="string">
            <text:p text:style-name="P6">OP-1361</text:p>
          </table:table-cell>
          <table:table-cell table:style-name="Table2.A2" office:value-type="string">
            <text:p text:style-name="P6">Review Code Coverage Improvement Code</text:p>
          </table:table-cell>
          <table:table-cell table:style-name="Table2.C2" office:value-type="string">
            <text:p text:style-name="P7">2</text:p>
          </table:table-cell>
        </table:table-row>
        <table:table-row>
          <table:table-cell table:style-name="Table2.A2" office:value-type="string">
            <text:p text:style-name="P6">OP-1362</text:p>
          </table:table-cell>
          <table:table-cell table:style-name="Table2.A2" office:value-type="string">
            <text:p text:style-name="P6">Sprint Planning WW40-41</text:p>
          </table:table-cell>
          <table:table-cell table:style-name="Table2.C2" office:value-type="string">
            <text:p text:style-name="P7">2</text:p>
          </table:table-cell>
        </table:table-row>
        <table:table-row>
          <table:table-cell table:style-name="Table2.A2" office:value-type="string">
            <text:p text:style-name="P6">OP-1363</text:p>
          </table:table-cell>
          <table:table-cell table:style-name="Table2.A2" office:value-type="string">
            <text:p text:style-name="P6">EVA Code Coverage Improvements Initial Analyze</text:p>
          </table:table-cell>
          <table:table-cell table:style-name="Table2.C2" office:value-type="string">
            <text:p text:style-name="P7">2</text:p>
          </table:table-cell>
        </table:table-row>
        <table:table-row>
          <table:table-cell table:style-name="Table2.A2" office:value-type="string">
            <text:p text:style-name="P6">OP-1364</text:p>
          </table:table-cell>
          <table:table-cell table:style-name="Table2.A2" office:value-type="string">
            <text:p text:style-name="P6">Analyze New EAA and DNS Features</text:p>
          </table:table-cell>
          <table:table-cell table:style-name="Table2.C2" office:value-type="string">
            <text:p text:style-name="P7">2</text:p>
          </table:table-cell>
        </table:table-row>
        <table:table-row>
          <table:table-cell table:style-name="Table2.A2" office:value-type="string">
            <text:p text:style-name="P6">OP-1367</text:p>
          </table:table-cell>
          <table:table-cell table:style-name="Table2.A2" office:value-type="string">
            <text:p text:style-name="P6">Implement unit tests for fixed K8s status</text:p>
          </table:table-cell>
          <table:table-cell table:style-name="Table2.C2" office:value-type="string">
            <text:p text:style-name="P7">1</text:p>
          </table:table-cell>
        </table:table-row>
        <table:table-row>
          <table:table-cell table:style-name="Table2.A2" office:value-type="string">
            <text:p text:style-name="P6">OP-1370</text:p>
          </table:table-cell>
          <table:table-cell table:style-name="Table2.A2" office:value-type="string">
            <text:p text:style-name="P6">Review EVA test files in ginkgo framework</text:p>
          </table:table-cell>
          <table:table-cell table:style-name="Table2.C2" office:value-type="string">
            <text:p text:style-name="P7">1</text:p>
          </table:table-cell>
        </table:table-row>
        <table:table-row>
          <table:table-cell table:style-name="Table2.A2" office:value-type="string">
            <text:p text:style-name="P6">OP-1374</text:p>
          </table:table-cell>
          <table:table-cell table:style-name="Table2.A2" office:value-type="string">
            <text:p text:style-name="P6">PAE Greengrass Demo Preparation (KP)</text:p>
          </table:table-cell>
          <table:table-cell table:style-name="Table2.C2" office:value-type="string">
            <text:p text:style-name="P7">5</text:p>
          </table:table-cell>
        </table:table-row>
        <table:table-row>
          <table:table-cell table:style-name="Table2.A2" office:value-type="string">
            <text:p text:style-name="P6">OP-1375</text:p>
          </table:table-cell>
          <table:table-cell table:style-name="Table2.A2" office:value-type="string">
            <text:p text:style-name="P6">PAE Greengrass Demo Preparation (PD)</text:p>
          </table:table-cell>
          <table:table-cell table:style-name="Table2.C2" office:value-type="string">
            <text:p text:style-name="P7">3</text:p>
          </table:table-cell>
        </table:table-row>
        <table:table-row>
          <table:table-cell table:style-name="Table2.A2" office:value-type="string">
            <text:p text:style-name="P6">OP-1376</text:p>
          </table:table-cell>
          <table:table-cell table:style-name="Table2.A2" office:value-type="string">
            <text:p text:style-name="P6">Estimate EAA &amp; DNS Work</text:p>
          </table:table-cell>
          <table:table-cell table:style-name="Table2.C2" office:value-type="string">
            <text:p text:style-name="P7">2</text:p>
          </table:table-cell>
        </table:table-row>
        <table:table-row>
          <table:table-cell table:style-name="Table2.A2" office:value-type="string">
            <text:p text:style-name="P6">OP-1377</text:p>
          </table:table-cell>
          <table:table-cell table:style-name="Table2.A2" office:value-type="string">
            <text:p text:style-name="P6">Estimate Playbook &amp; Offline Installer Work</text:p>
          </table:table-cell>
          <table:table-cell table:style-name="Table2.C2" office:value-type="string">
            <text:p text:style-name="P7">2</text:p>
          </table:table-cell>
        </table:table-row>
        <table:table-row>
          <table:table-cell table:style-name="Table2.A2" office:value-type="string">
            <text:p text:style-name="P6">OP-1378</text:p>
          </table:table-cell>
          <table:table-cell table:style-name="Table2.A2" office:value-type="string">
            <text:p text:style-name="P6">Estimate K8s Plugins &amp; Features Work</text:p>
          </table:table-cell>
          <table:table-cell table:style-name="Table2.C2" office:value-type="string">
            <text:p text:style-name="P7">3</text:p>
          </table:table-cell>
        </table:table-row>
        <table:table-row>
          <table:table-cell table:style-name="Table2.A36" table:number-columns-spanned="2" office:value-type="string">
            <text:p text:style-name="P24">Total:</text:p>
          </table:table-cell>
          <table:covered-table-cell/>
          <table:table-cell table:style-name="Table2.C36" table:formula="ooow:SUM(&lt;C2:C35&gt;)" office:value-type="float" office:value="84">
            <text:p text:style-name="P25">84</text:p>
          </table:table-cell>
        </table:table-row>
      </table:table>
      <text:p text:style-name="Mobica_20_Default"/>
      <text:p text:style-name="P8"/>
      <text:p text:style-name="Standard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Verdana1" svg:font-family="Verdan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background-color="transparent" text:number-lines="false" text:line-number="0"/>
      <style:text-properties style:font-name="Verdana" fo:font-family="Verdana" style:font-style-name="Regular" style:font-family-generic="swiss" style:font-pitch="variable" fo:font-size="10pt" officeooo:rsid="002515c1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obica_20_Default" style:display-name="Mobica Default" style:family="paragraph" style:parent-style-name="Standard">
      <style:text-properties style:font-name="Verdana" fo:font-family="Verdana" style:font-style-name="Regular" style:font-family-generic="swiss" style:font-pitch="variable" fo:font-size="10pt" style:font-size-asian="10.5pt"/>
    </style:style>
    <style:style style:name="Mobica_20_Table" style:display-name="Mobica Table" style:family="paragraph" style:parent-style-name="Mobica_20_Default">
      <style:text-properties style:font-size-asian="10.5pt"/>
    </style:style>
    <style:style style:name="Mobica_20_Table_20_Header" style:display-name="Mobica Table Header" style:family="paragraph" style:parent-style-name="Mobica_20_Table">
      <loext:graphic-properties draw:fill="solid" draw:fill-color="#99ccff" draw:opacity="100%"/>
      <style:paragraph-properties fo:background-color="#99ccff"/>
      <style:text-properties fo:font-weight="bold" style:font-size-asian="10.5pt"/>
    </style:style>
    <style:style style:name="Mobica_20_Table_20_Header_20_Left" style:display-name="Mobica Table Header Left" style:family="paragraph" style:parent-style-name="Mobica_20_Table_20_Header">
      <loext:graphic-properties draw:fill="solid" draw:fill-color="#99ccff" draw:opacity="100%"/>
      <style:paragraph-properties fo:background-color="#99ccff"/>
      <style:text-properties fo:font-weight="bold" style:font-size-asian="10.5pt"/>
    </style:style>
    <style:style style:name="Mobica_20_Table_20_Cell" style:display-name="Mobica Table Cell" style:family="paragraph" style:parent-style-name="Mobica_20_Table">
      <loext:graphic-properties draw:fill="none" draw:fill-color="#729fcf"/>
      <style:paragraph-properties fo:margin-left="0.2362in" fo:margin-right="0in" fo:text-indent="-0.1575in" style:auto-text-indent="false" fo:background-color="transparent" style:writing-mode="page">
        <style:tab-stops/>
      </style:paragraph-properties>
      <style:text-properties style:font-name="Verdana" fo:font-family="Verdana" style:font-style-name="Regular" style:font-family-generic="swiss" style:font-pitch="variable" fo:font-size="10pt" officeooo:rsid="002515c1" style:font-size-asian="10.5pt"/>
    </style:style>
    <style:style style:name="Mobica_20_Heading_20_1" style:display-name="Mobica Heading 1" style:family="paragraph" style:parent-style-name="Mobica_20_Default" style:next-style-name="Mobica_20_Default">
      <style:paragraph-properties fo:margin-top="0.1665in" fo:margin-bottom="0.1665in" loext:contextual-spacing="false"/>
      <style:text-properties fo:font-size="14pt" fo:font-weight="bold" style:font-size-asian="10.5pt"/>
    </style:style>
    <style:style style:name="Mobica_20_Heading_20_2" style:display-name="Mobica Heading 2" style:family="paragraph" style:parent-style-name="Mobica_20_Default" style:next-style-name="Mobica_20_Default">
      <style:paragraph-properties fo:margin-top="0.2457in" fo:margin-bottom="0.0783in" loext:contextual-spacing="false"/>
      <style:text-properties fo:font-size="12pt" fo:font-weight="bold" style:font-size-asian="10.5pt"/>
    </style:style>
    <style:style style:name="Mobica_20_Table_20_Header_20_Risk_20_High" style:display-name="Mobica Table Header Risk High" style:family="paragraph" style:parent-style-name="Mobica_20_Table_20_Header">
      <loext:graphic-properties draw:fill="solid" draw:fill-color="#ff0000" draw:opacity="100%"/>
      <style:paragraph-properties fo:background-color="#ff0000"/>
    </style:style>
    <style:style style:name="Mobica_20_Table_20_Header_20_Risk_20_Medium" style:display-name="Mobica Table Header Risk Medium" style:family="paragraph" style:parent-style-name="Mobica_20_Table_20_Header">
      <loext:graphic-properties draw:fill="solid" draw:fill-color="#ffcc00" draw:opacity="100%"/>
      <style:paragraph-properties fo:background-color="#ffcc00"/>
    </style:style>
    <style:style style:name="Mobica_20_Table_20_Header_20_Risk_20_Low" style:display-name="Mobica Table Header Risk Low" style:family="paragraph" style:parent-style-name="Mobica_20_Table_20_Header">
      <loext:graphic-properties draw:fill="solid" draw:fill-color="#66cc00" draw:opacity="100%"/>
      <style:paragraph-properties fo:background-color="#66cc00"/>
    </style:style>
    <style:style style:name="Mobica_20_Table_20_Header_20_Right" style:display-name="Mobica Table Header Right" style:family="paragraph" style:parent-style-name="Mobica_20_Table_20_Header">
      <style:paragraph-properties fo:text-align="end" style:justify-single-word="false"/>
    </style:style>
    <style:style style:name="Mobica_20_Table_20_Cell_20_Right" style:display-name="Mobica Table Cell Right" style:family="paragraph" style:parent-style-name="Mobica_20_Table_20_Cell">
      <style:paragraph-properties fo:text-align="end" style:justify-single-word="false"/>
    </style:style>
    <style:style style:name="Mobica_20_Table_20_Header_20_Major" style:display-name="Mobica Table Header Major" style:family="paragraph" style:parent-style-name="Mobica_20_Table_20_Header">
      <style:text-properties fo:font-size="10.5pt" style:font-size-asian="10.5pt"/>
    </style:style>
    <style:style style:name="Mobica_20_Table_20_Header_20_Minor" style:display-name="Mobica Table Header Minor" style:family="paragraph" style:parent-style-name="Mobica_20_Table_20_Header">
      <loext:graphic-properties draw:fill="none" draw:fill-color="#729fcf"/>
      <style:paragraph-properties fo:margin-left="0.1965in" fo:margin-right="0in" fo:text-indent="0in" style:auto-text-indent="false" fo:background-color="transparent"/>
    </style:style>
    <style:style style:name="Mobica_20_Table_20_Cell_20_List" style:display-name="Mobica Table Cell List" style:family="paragraph" style:parent-style-name="Mobica_20_Table_20_Cell" style:list-style-name="List_20_1"/>
    <style:style style:name="Mobica_20_Table_20_Cell_20_Indent" style:display-name="Mobica Table Cell Indent" style:family="paragraph" style:parent-style-name="Mobica_20_Table_20_Cell">
      <style:paragraph-properties fo:margin-left="0.1965in" fo:margin-right="0in" fo:text-indent="0in" style:auto-text-indent="fals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0pt" officeooo:rsid="001b5d5e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Mobica_20_Table_20_Cell_20_List" style:display-name="Mobica Table Cell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362in" fo:text-indent="-0.1575in" fo:margin-left="0.2362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c73ce"/>
    </style:style>
    <style:style style:name="MP2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cc764"/>
    </style:style>
    <style:style style:name="MP3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fo:color="#333333" style:font-name="Verdana2" fo:font-size="8pt" officeooo:paragraph-rsid="00ee0302" style:font-name-asian="Verdana2" style:font-size-asian="8pt" style:font-name-complex="Verdana2"/>
    </style:style>
    <style:style style:name="MP4" style:family="paragraph" style:parent-style-name="Standard">
      <style:paragraph-properties fo:line-height="100%"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eef766"/>
    </style:style>
    <style:style style:name="MP5" style:family="paragraph" style:parent-style-name="Standard">
      <style:paragraph-properties fo:line-height="100%" fo:text-align="justify" style:justify-single-word="false">
        <style:tab-stops>
          <style:tab-stop style:position="3.15in" style:type="center"/>
          <style:tab-stop style:position="6.3in" style:type="right"/>
        </style:tab-stops>
      </style:paragraph-properties>
      <style:text-properties officeooo:paragraph-rsid="000e53f2"/>
    </style:style>
    <style:style style:name="MT1" style:family="text">
      <style:text-properties fo:color="#333333" style:font-name="Verdana2" fo:font-size="8pt" officeooo:rsid="00ec73ce" style:font-name-asian="Verdana2" style:font-size-asian="8pt" style:font-name-complex="Verdana2"/>
    </style:style>
    <style:style style:name="MT2" style:family="text">
      <style:text-properties fo:color="#333333" style:font-name="Verdana2" fo:font-size="8pt" style:font-name-asian="Verdana2" style:font-size-asian="8pt" style:font-name-complex="Verdana2"/>
    </style:style>
    <style:style style:name="MT3" style:family="text">
      <style:text-properties officeooo:rsid="01ffaabb"/>
    </style:style>
    <style:style style:name="MT4" style:family="text">
      <style:text-properties officeooo:rsid="01908a03"/>
    </style:style>
    <style:style style:name="Mfr1" style:family="graphic" style:parent-style-name="Graphics">
      <style:graphic-properties fo:margin-left="0in" fo:margin-right="0in" style:vertical-pos="top" style:vertical-rel="baseline" fo:background-color="#ffffff" style:background-transparency="100%" draw:fill="solid" draw:fill-color="#ffffff" draw:opacit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121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  <loext:header-first>
        <text:p text:style-name="Header"><draw:frame draw:style-name="Mfr1" draw:name="Image3" text:anchor-type="as-char" svg:width="1.0563in" svg:height="1.0563in" draw:z-index="0"><draw:image xlink:href="Pictures/100000000000011600000116018029D63F11F837.jpg" xlink:type="simple" xlink:show="embed" xlink:actuate="onLoad" loext:mime-type="image/jpeg"/></draw:frame></text:p>
      </loext:header-first>
      <style:footer>
        <text:p text:style-name="MP1"><text:span text:style-name="MT1"><text:title>Mobica OpenNESS Sprint Commitment (WW40-WW41)</text:title></text:span><text:span text:style-name="MT2"><text:tab/><text:tab/>Page </text:span><text:page-number text:select-page="current">2</text:page-number><text:span text:style-name="MT2"><text:s/>of </text:span><text:page-count style:num-format="1">2</text:page-count></text:p>
        <text:p text:style-name="MP2"><text:span text:style-name="MT2">Date: </text:span><text:span text:style-name="MT2"><text:date style:data-style-name="N121" text:date-value="2020-01-21T07:23:59.630914502">21.01.2020</text:date></text:span></text:p>
        <text:p text:style-name="MP3">Copyright © <text:span text:style-name="MT3">2019 </text:span>Mobica Ltd</text:p>
      </style:footer>
      <loext:footer-first>
        <text:p text:style-name="MP4"><text:span text:style-name="MT1"><text:title>Mobica OpenNESS Sprint Commitment (WW40-WW41)</text:title></text:span><text:span text:style-name="MT2"><text:tab/><text:tab/>Page </text:span><text:page-number text:select-page="current">1</text:page-number><text:span text:style-name="MT2"><text:s/>of </text:span><text:page-count style:num-format="1">2</text:page-count></text:p>
        <text:p text:style-name="MP5"><text:span text:style-name="MT2">Date: </text:span><text:span text:style-name="MT2"><text:date style:data-style-name="N121" text:date-value="2020-01-21T07:23:59.634774369">21.01.2020</text:date></text:span></text:p>
        <text:p text:style-name="MP3">Copyright © <text:span text:style-name="MT4">2019</text:span> Mobica Ltd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1-10T21:07:04.674234112</meta:creation-date>
    <meta:generator>LibreOffice/6.3.2.2$Linux_X86_64 LibreOffice_project/30$Build-2</meta:generator>
    <dc:date>2019-10-09T23:35:17.047681441</dc:date>
    <meta:editing-duration>P7DT11H19M34S</meta:editing-duration>
    <meta:editing-cycles>346</meta:editing-cycles>
    <dc:title>Mobica OpenNESS Sprint Commitment (WW40-WW41)</dc:title>
    <meta:document-statistic meta:table-count="2" meta:image-count="1" meta:object-count="0" meta:page-count="2" meta:paragraph-count="133" meta:word-count="358" meta:character-count="2141" meta:non-whitespace-character-count="1915"/>
  </office:meta>
</office:document-meta>
</file>